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16.933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text-properties officeooo:paragraph-rsid="00101ca3"/>
    </style:style>
    <style:style style:name="P2" style:family="paragraph" style:parent-style-name="Standard">
      <style:text-properties officeooo:rsid="00101ca3" officeooo:paragraph-rsid="00101ca3"/>
    </style:style>
    <style:style style:name="P3" style:family="paragraph" style:parent-style-name="Standard">
      <style:text-properties officeooo:rsid="0012035a" officeooo:paragraph-rsid="00101ca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01ca3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77062" officeooo:paragraph-rsid="00101ca3"/>
    </style:style>
    <style:style style:name="P6" style:family="paragraph" style:parent-style-name="Table_20_Contents" style:list-style-name="L1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101ca3"/>
    </style:style>
    <style:style style:name="P7" style:family="paragraph" style:parent-style-name="Table_20_Contents" style:list-style-name="L3">
      <style:paragraph-properties fo:margin-left="0cm" fo:margin-right="0cm" fo:margin-top="0cm" fo:margin-bottom="0cm" loext:contextual-spacing="false" fo:line-height="150%" fo:text-indent="0cm" style:auto-text-indent="false" fo:padding="0cm" fo:border="none"/>
      <style:text-properties officeooo:paragraph-rsid="00101c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7062" style:font-weight-asian="bold" style:font-weight-complex="bold"/>
    </style:style>
    <style:style style:name="T3" style:family="text">
      <style:text-properties officeooo:rsid="0016bc0b"/>
    </style:style>
    <style:style style:name="T4" style:family="text">
      <style:text-properties officeooo:rsid="00177062"/>
    </style:style>
    <style:style style:name="T5" style:family="text">
      <style:text-properties officeooo:rsid="00101ca3"/>
    </style:style>
    <style:style style:name="T6" style:family="text">
      <style:text-properties officeooo:rsid="0012035a"/>
    </style:style>
    <text:list-style style:name="L1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Strong_20_Emphasis">Cas n° </text:span><text:span text:style-name="Strong_20_Emphasis"><text:span text:style-name="T5">3</text:span></text:span></text:p>
            <text:p text:style-name="P4"><text:bookmark text:name="r-2111854"/><text:span text:style-name="T1">Nom : </text:span><text:span text:style-name="T3">Commander pizza - Vendeur</text:span> (package « <text:span text:style-name="T3">Domaine fonctionnel client</text:span> »)</text:p>
            <text:p text:style-name="P4"><text:bookmark text:name="r-2111855"/><text:span text:style-name="Strong_20_Emphasis">Acteur(s) :</text:span> <text:span text:style-name="T5">Vendeur</text:span><text:line-break/><text:span text:style-name="Strong_20_Emphasis">Description :</text:span> <text:span text:style-name="T5">Le vendeur doit pouvoir créer une commande pour un client venant directement en magasin ou qui commande par téléphone.</text:span><text:line-break/><text:span text:style-name="Strong_20_Emphasis">Auteur :</text:span> <text:span text:style-name="T3">Ronan LE HAY</text:span><text:line-break/><text:span text:style-name="Strong_20_Emphasis">Date(s) :</text:span> <text:span text:style-name="T3">26</text:span>/11/201<text:span text:style-name="T3">7</text:span> (première rédaction)</text:p>
            <text:p text:style-name="P4"><text:bookmark text:name="r-2130207"/><text:span text:style-name="Strong_20_Emphasis">Pré-conditions :</text:span> L’utilisateur doit être authentifié en tant que <text:span text:style-name="T5">vendeur</text:span> (Cas d’utilisation « S’authentifier » – package « <text:span text:style-name="T3">Domaine fonctionnel client</text:span> »)<text:line-break/><text:span text:style-name="Strong_20_Emphasis">Démarrage :</text:span> L’utilisateur a demandé la page « <text:span text:style-name="T3">Consulter la liste des pizzas</text:span> »<text:bookmark text:name="r-2111862"/><text:bookmark text:name="r-2111861"/></text:p>
          </table:table-cell>
        </table:table-row>
        <table:table-row table:style-name="Tableau1.2">
          <table:table-cell table:style-name="Tableau1.A1" office:value-type="string">
            <text:p text:style-name="P4"><text:span text:style-name="Strong_20_Emphasis">DESCRIPTION</text:span></text:p>
            <text:p text:style-name="P4"><text:bookmark text:name="r-2111859"/><text:span text:style-name="Strong_20_Emphasis">Le scénario nominal</text:span></text:p>
            <text:p text:style-name="P4"><text:bookmark text:name="r-2111860"/>1. <text:span text:style-name="Strong_20_Emphasis">Le système</text:span> <text:span text:style-name="T4">fait appel au cas d’utilisation interne « Consulter liste des pizzas »</text:span><text:line-break/>2. <text:span text:style-name="T2">Le système</text:span><text:span text:style-name="T4"> fait appel au cas d’utilisation interne « Suivi du stock et des pizzas disponibles »</text:span><text:line-break/>3.<text:span text:style-name="Strong_20_Emphasis"> Le système</text:span> affiche <text:span text:style-name="T4">la liste des pizza disponible pour le client. </text:span><text:line-break/>4. <text:span text:style-name="T2">Le client </text:span><text:span text:style-name="T4">sélectionne la pizza souhaitée.</text:span><text:line-break/>5. <text:span text:style-name="T2">Le client </text:span><text:span text:style-name="T4">indique la quantité souhaitée.</text:span><text:line-break/>6. <text:span text:style-name="Strong_20_Emphasis">Le système</text:span> fait appel au cas d’utilisation interne « <text:span text:style-name="T4">Paiement de la commande</text:span>»<text:line-break/>7. <text:span text:style-name="Strong_20_Emphasis">Le système</text:span> enregistre <text:span text:style-name="T4">la commande.</text:span><text:line-break/>8. <text:span text:style-name="Strong_20_Emphasis">Le système</text:span> affiche le récapitulatif de l’achat.<text:bookmark text:name="r-2111866"/><text:bookmark text:name="r-2111865"/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Strong_20_Emphasis">Les scénarios d’exception</text:span></text:p>
            <text:p text:style-name="P4"><text:span text:style-name="T4">4</text:span>.a <text:span text:style-name="T2">Le client</text:span><text:span text:style-name="T4"> choisi de quitter le site internet. La commande est annulée. </text:span> <text:line-break/>6.a L’enregistrement du règlement n’a pas réussi. <text:line-break/><text:span text:style-name="T2">Le système</text:span><text:span text:style-name="T4"> envoi un message d’erreur et invite le client à recommencer. </text:span><text:line-break/>7.a L’enregistrement définitif de l’achat n’a pas réussi. <text:line-break/><text:span text:style-name="T1">Le système </text:span>récapitule les informations dans un message qui est envoyé au département commercial. (Arrêt du cas d’utilisation)<text:bookmark text:name="r-2111868"/><text:bookmark text:name="r-2111867"/></text:p>
          </table:table-cell>
        </table:table-row>
        <table:table-row table:style-name="Tableau1.2">
          <table:table-cell table:style-name="Tableau1.A1" office:value-type="string">
            <text:p text:style-name="P4"><text:span text:style-name="Strong_20_Emphasis">Fin :</text:span></text:p>
            <text:list xml:id="list5188271359087186573" text:style-name="L1">
              <text:list-item>
                <text:p text:style-name="P6"><text:bookmark text:name="r-2111898"/><text:bookmark text:name="r-2111894"/><text:bookmark text:name="r-2111895"/>Scénario nominal : sur décision de l’utilisateur, après le point 8 (affichage du récapitulatif de l’achat)</text:p>
              </text:list-item>
              <text:list-item>
                <text:p text:style-name="P6"><text:bookmark text:name="r-2111897"/><text:bookmark text:name="r-2111896"/>Scénario d’exception : après le point 6 ou 7, si l’enregistrement du règlement ou de l<text:span text:style-name="T4">a commande</text:span> définiti<text:span text:style-name="T4">ve</text:span> ne réussit pas.<text:bookmark text:name="r-2111870"/><text:bookmark text:name="r-2111869"/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4"><text:span text:style-name="Strong_20_Emphasis">Post-conditions :</text:span></text:p>
            <text:list xml:id="list800725358104213277" text:style-name="L3">
              <text:list-item>
                <text:p text:style-name="P7"><text:bookmark text:name="r-2111903"/><text:bookmark text:name="r-2157913"/><text:bookmark text:name="r-2111900"/>Scénario nominal : l’achat et son règlement ont été enregistrés en base de données.</text:p>
              </text:list-item>
              <text:list-item>
                <text:p text:style-name="P7"><text:bookmark text:name="r-2111902"/><text:bookmark text:name="r-2111901"/>Scénario d’exception : l’achat a été récapitulé dans un message et a été envoyé au service <text:soft-page-break/>commercial de l’entreprise.<text:bookmark text:name="r-2111872"/><text:bookmark text:name="r-2111871"/>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p text:style-name="P4"><text:span text:style-name="Strong_20_Emphasis">COMPLEMENTS</text:span></text:p>
            <text:p text:style-name="P4"><text:bookmark text:name="r-2111909"/><text:span text:style-name="Strong_20_Emphasis">Ergonomie </text:span></text:p>
            <text:p text:style-name="P5"><text:bookmark text:name="r-2111874"/><text:bookmark text:name="r-2111873"/>L’affichage de la liste des pizzas doit contenir le nom de chaque pizza, accompagné de la liste des ingrédients et d’une photo de la pizza.</text:p>
          </table:table-cell>
        </table:table-row>
        <table:table-row table:style-name="Tableau1.1">
          <table:table-cell table:style-name="Tableau1.A1" office:value-type="string">
            <text:p text:style-name="P4"><text:span text:style-name="Strong_20_Emphasis">Problèmes résolus </text:span></text:p>
            <text:p text:style-name="P5">Peut-on commander un pizza et s’authentifier au moment du paiement ? </text:p>
          </table:table-cell>
        </table:table-row>
      </table:table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6:17:06.359878347</meta:creation-date>
    <dc:date>2017-11-26T16:55:06.147355482</dc:date>
    <meta:editing-duration>PT17M39S</meta:editing-duration>
    <meta:editing-cycles>1</meta:editing-cycles>
    <meta:document-statistic meta:table-count="1" meta:image-count="0" meta:object-count="0" meta:page-count="2" meta:paragraph-count="20" meta:word-count="354" meta:character-count="2180" meta:non-whitespace-character-count="1840"/>
    <meta:generator>LibreOffice/5.1.6.2$Linux_X86_64 LibreOffice_project/10m0$Build-2</meta:generator>
  </office:meta>
</office:document-meta>
</file>